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0.487cm" fo:text-align="start" style:justify-single-word="false"/>
      <style:text-properties fo:font-weight="bold" style:font-weight-asian="bold" style:font-weight-complex="bold"/>
    </style:style>
    <style:style style:name="P2" style:family="paragraph" style:parent-style-name="Standard" style:list-style-name="L1">
      <style:paragraph-properties fo:margin-top="0cm" fo:margin-bottom="0.353cm" fo:line-height="0.487cm" fo:text-align="start" style:justify-single-word="false"/>
      <style:text-properties fo:font-weight="bold" style:font-weight-asian="bold" style:font-weight-complex="bold"/>
    </style:style>
    <style:style style:name="P3" style:family="paragraph" style:parent-style-name="Standard">
      <style:paragraph-properties fo:margin-left="0cm" fo:margin-right="0cm" fo:margin-top="0cm" fo:margin-bottom="0.353cm" fo:line-height="0.487cm" fo:text-align="start" style:justify-single-word="false" fo:text-indent="0cm" style:auto-text-indent="false"/>
    </style:style>
    <style:style style:name="P4"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5" style:family="paragraph" style:parent-style-name="Standard">
      <style:paragraph-properties fo:margin-left="0cm" fo:margin-right="0cm" fo:margin-top="0cm" fo:margin-bottom="0.353cm" fo:line-height="0.487cm" fo:text-align="start" style:justify-single-word="false" fo:text-indent="0cm" style:auto-text-indent="false"/>
      <style:text-properties fo:font-weight="normal" style:font-weight-asian="normal" style:font-weight-complex="normal"/>
    </style:style>
    <style:style style:name="P6" style:family="paragraph" style:parent-style-name="Standard" style:list-style-name="L1">
      <style:paragraph-properties fo:margin-left="0cm" fo:margin-right="0cm" fo:margin-top="0cm" fo:margin-bottom="0.353cm" fo:line-height="0.487cm" fo:text-align="start" style:justify-single-word="false"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margin-top="0cm" fo:margin-bottom="0.353cm" fo:line-height="0.487cm" fo:text-align="start" style:justify-single-word="false" fo:text-indent="0cm" style:auto-text-indent="false"/>
      <style:text-properties fo:font-weight="bold" style:font-weight-asian="bold" style:font-weight-complex="bold"/>
    </style:style>
    <style:style style:name="P8" style:family="paragraph" style:parent-style-name="Standard" style:list-style-name="L1">
      <style:paragraph-properties fo:margin-left="0cm" fo:margin-right="0cm" fo:margin-top="0cm" fo:margin-bottom="0.353cm" fo:line-height="0.487cm" fo:text-align="start" style:justify-single-word="false" fo:text-indent="0cm" style:auto-text-indent="false"/>
      <style:text-properties fo:font-weight="bold" style:font-weight-asian="bold" style:font-weight-complex="bold"/>
    </style:style>
    <style:style style:name="P9" style:family="paragraph" style:parent-style-name="Standard">
      <style:paragraph-properties fo:margin-left="0cm" fo:margin-right="0cm" fo:margin-top="0cm" fo:margin-bottom="0.353cm" fo:line-height="0.487cm" fo:text-align="start" style:justify-single-word="false" fo:text-indent="0cm" style:auto-text-indent="false"/>
      <style:text-properties fo:font-size="12pt" style:font-size-asian="12pt" style:font-size-complex="12pt"/>
    </style:style>
    <style:style style:name="P10" style:family="paragraph" style:parent-style-name="Standard">
      <style:paragraph-properties fo:margin-left="0cm" fo:margin-right="0cm" fo:margin-top="0cm" fo:margin-bottom="0.353cm" fo:line-height="0.487cm" fo:text-align="start" style:justify-single-word="false" fo:text-indent="0cm" style:auto-text-indent="false" fo:break-before="page"/>
    </style:style>
    <style:style style:name="P11" style:family="paragraph" style:parent-style-name="Standard">
      <style:paragraph-properties fo:margin-left="0cm" fo:margin-right="0cm" fo:margin-top="0cm" fo:margin-bottom="0.353cm" fo:line-height="0.487cm" fo:text-align="start" style:justify-single-word="false" fo:text-indent="0cm" style:auto-text-indent="false" fo:break-before="page"/>
      <style:text-properties fo:font-weight="bold" style:font-weight-asian="bold" style:font-weight-complex="bold"/>
    </style:style>
    <style:style style:name="P12" style:family="paragraph" style:parent-style-name="Standard" style:master-page-name="Standard">
      <style:paragraph-properties fo:margin-left="0cm" fo:margin-right="0cm" fo:margin-top="0cm" fo:margin-bottom="0.353cm" fo:line-height="0.487cm" fo:text-align="center" style:justify-single-word="false" fo:text-indent="0cm" style:auto-text-indent="false" style:page-number="auto"/>
      <style:text-properties fo:font-size="14pt" style:font-size-asian="14pt" style:font-size-complex="14pt"/>
    </style:style>
    <style:style style:name="P13" style:family="paragraph" style:parent-style-name="Standard" style:list-style-name="WWNum3">
      <style:paragraph-properties fo:margin-left="1.27cm" fo:margin-right="0cm" fo:margin-top="0cm" fo:margin-bottom="0.353cm" fo:line-height="0.487cm" fo:text-align="start" style:justify-single-word="false" fo:text-indent="-0.635cm" style:auto-text-indent="false"/>
    </style:style>
    <style:style style:name="T1" style:family="text">
      <style:text-properties fo:color="#00000a" style:text-position="0% 0%" style:font-name="Calibri" fo:letter-spacing="normal" fo:font-weight="bold" style:font-name-asian="Calibri1" style:font-weight-asian="bold" style:font-name-complex="Calibri1"/>
    </style:style>
    <style:style style:name="T2" style:family="text">
      <style:text-properties fo:color="#00000a" style:text-position="0% 0%" style:font-name="Calibri" fo:font-size="11pt" fo:letter-spacing="normal" style:font-name-asian="Calibri1" style:font-size-asian="11pt" style:font-name-complex="Calibri1"/>
    </style:style>
    <style:style style:name="T3" style:family="text">
      <style:text-properties fo:color="#00000a" style:text-position="0% 0%" style:font-name="Calibri" fo:font-size="11pt" fo:letter-spacing="normal" fo:font-weight="bold" style:font-name-asian="Calibri1" style:font-size-asian="11pt" style:font-weight-asian="bold" style:font-name-complex="Calibri1"/>
    </style:style>
    <style:style style:name="T4" style:family="text">
      <style:text-properties fo:color="#00000a" style:text-position="0% 0%" style:font-name="Calibri" fo:font-size="11pt" fo:letter-spacing="normal" fo:font-weight="bold" style:font-name-asian="Calibri1" style:font-size-asian="11pt" style:font-weight-asian="bold" style:font-name-complex="Calibri1" style:font-weight-complex="bold"/>
    </style:style>
    <style:style style:name="T5" style:family="text">
      <style:text-properties fo:color="#00000a" style:text-position="0% 0%" style:font-name="Calibri" fo:font-size="11pt" fo:letter-spacing="normal" fo:font-weight="normal" style:font-name-asian="Calibri1" style:font-size-asian="11pt" style:font-weight-asian="normal" style:font-name-complex="Calibri1" style:font-weight-complex="normal"/>
    </style:style>
    <style:style style:name="T6" style:family="text">
      <style:text-properties fo:color="#00000a" style:text-position="0% 0%" style:font-name="Calibri" fo:font-size="11pt" fo:letter-spacing="normal" fo:font-style="italic" style:font-name-asian="Calibri1" style:font-size-asian="11pt" style:font-style-asian="italic" style:font-name-complex="Calibri1" style:font-style-complex="italic"/>
    </style:style>
    <style:style style:name="T7" style:family="text">
      <style:text-properties fo:color="#800000" style:text-position="0% 0%" style:font-name="Calibri" fo:font-size="11pt" fo:letter-spacing="normal" fo:font-style="italic" style:font-name-asian="Calibri1" style:font-size-asian="11pt" style:font-style-asian="italic" style:font-name-complex="Calibri1" style:font-style-complex="italic"/>
    </style:style>
    <style:style style:name="T8" style:family="text">
      <style:text-properties fo:color="#ff0000" style:text-position="0% 0%" style:font-name="Calibri" fo:font-size="11pt" fo:letter-spacing="normal" fo:font-style="italic" style:font-name-asian="Calibri1" style:font-size-asian="11pt" style:font-style-asian="italic" style:font-name-complex="Calibri1"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Encryption, Account Creation, Single Username, Machine Crashing, Uploading, Username already exists on load</text:span></text:p>
      <text:p text:style-name="P3"><text:span text:style-name="T3">Encryption Method</text:span></text:p>
      <text:p text:style-name="P5"><text:span text:style-name="T2">For encrption, we will create multiple large random strings, each will represent a number, but for different skills. So for example: </text:span></text:p>
      <text:p text:style-name="P5"><text:span text:style-name="T2">If Vulnerablity's number “1” = DJ836FJG...</text:span></text:p>
      <text:p text:style-name="P5"><text:span text:style-name="T2">Then Attack's number “1” = L93GDKS3..</text:span></text:p>
      <text:p text:style-name="P5"><text:span text:style-name="T2">This makes each number unique. </text:span><text:span text:style-name="T4">How we do this: </text:span><text:span text:style-name="T2">Whenever a user hits “Save”, the .exe will take the variable, let's say total exp for that skill is is </text:span><text:span text:style-name="T4">1,297,293</text:span><text:span text:style-name="T2">, this will be split up and put into an array of this size: </text:span></text:p>
      <text:p text:style-name="P5"><text:span text:style-name="T2">int SkillTotalExp[7] = { 1, 2, 9, 7, 2, 9, 3};</text:span></text:p>
      <text:p text:style-name="P5"><text:span text:style-name="T2">We then check to see what number is inside each index, once we find it, we add a </text:span><text:span text:style-name="T4">large string</text:span><text:span text:style-name="T2"> and store it in another string variable.</text:span></text:p>
      <text:p text:style-name="P5"><text:span text:style-name="T2">We check the next index, and the next one, and so on, each time, we </text:span><text:span text:style-name="T4">ADD</text:span><text:span text:style-name="T2"> these large strings to the </text:span><text:span text:style-name="T4">string variable</text:span><text:span text:style-name="T2">. </text:span></text:p>
      <text:p text:style-name="P5"><text:span text:style-name="T2">Once we're done, we throw this variable to the note pad. </text:span></text:p>
      <text:p text:style-name="P3"><text:span text:style-name="T4">Decryption Method (</text:span><text:a xlink:type="simple" xlink:href="https://wordcounter.net/character-count" text:style-name="Internet_20_link" text:visited-style-name="Visited_20_Internet_20_Link">https://wordcounter.net/character-count</text:a><text:span text:style-name="T2"> </text:span><text:span text:style-name="T4">)</text:span></text:p>
      <text:p text:style-name="P5"><text:span text:style-name="T2">Since all the strings are together, we need a way to split them back up again. If we make each string a certain length (Let's say 625), we can write an algorthim that takes each 625 characters out of the string, until there are no more. </text:span></text:p>
      <text:p text:style-name="P5"><text:span text:style-name="T2">These “chunks” are stored in seperate variables, and are compared with what the .exe stores. <text:s/>Upon every orderly match, we place each number back into the array from left to right. </text:span></text:p>
      <text:p text:style-name="P5"><text:span text:style-name="T2">We convert this array back to a singular int, and display this value to the user.</text:span></text:p>
      <text:p text:style-name="P10"><text:span text:style-name="T5"><text:s/></text:span><text:span text:style-name="T3">Single Username access</text:span></text:p>
      <text:p text:style-name="P5"><text:span text:style-name="T2">Upon launching the .exe for the first time, the .exe will recognise that this is the first time the .exe has been launched as the following location will be empty or doesn't exist: </text:span></text:p>
      <text:p text:style-name="P5"><text:span text:style-name="T2">C:\ACLG\User\</text:span><text:span text:style-name="T4">User_Data</text:span><text:span text:style-name="T2">\ <text:s text:c="7"/>&gt; <text:s/>This will introduce the “Set up Phase”</text:span></text:p>
      <text:p text:style-name="P5"><text:span text:style-name="T2">If it's empty, that means there is no account set up, so we will prompt new account set up, and then generate and REPLACE an ID into the text file. This </text:span></text:p>
      <text:p text:style-name="P5"><text:span text:style-name="T2">If it's not empty, that means there is a user account there, so we skip the Set up phase, and ask the user to provide the username of the account. Once the user has provided a username, this is compared to the encrypted username already stored in file. If it is correct, we proceed to log in, if it's incorrect, we throw an error prompt. </text:span></text:p>
      <text:p text:style-name="P5"><text:span text:style-name="T2">Although the user will be able to move the user_data file and trick then .exe in creating a new account, they will only be able to log into one account. This is because the .exe will only be looking for one account to log in to, whereas previously we could log into others with matching username/password. </text:span></text:p>
      <text:p text:style-name="P9"><text:span text:style-name="T1">“What if my machine crashes” <text:tab/></text:span></text:p>
      <text:p text:style-name="P5"><text:span text:style-name="T2">Expecting the users to save the </text:span><text:a xlink:type="simple" xlink:href="file:///c:/ACLG" text:style-name="Internet_20_link" text:visited-style-name="Visited_20_Internet_20_Link">c:\ACLG</text:a><text:span text:style-name="T2"> folder somewhere isn't ideal, however it's one way to keep a back-up of your progress. </text:span></text:p>
      <text:p text:style-name="P5"><text:span text:style-name="T2">We could also try scraping data off the site, however we only have the total EXP to calculate. </text:span></text:p>
      <text:p text:style-name="P5"><text:span text:style-name="T2">We may look into this further down the line in an update (major)</text:span></text:p>
      <text:p text:style-name="P3"><text:span text:style-name="T3">Pushing</text:span></text:p>
      <text:p text:style-name="P5"><text:span text:style-name="T2">Pushing stats online is simple and easy, and instructions are in place on the main menu. To do this, users are instructed on which .txt files to copy from, the website will also make this very easy, will some GIF images as directions. </text:span></text:p>
      <text:p text:style-name="P3"><text:span text:style-name="T3">Username already exists on site/database</text:span></text:p>
      <text:p text:style-name="P5"><text:span text:style-name="T2">It will not be possible to upload your stats if a name already exists on the database. So users will need to change their name in-game, and attempt to push again. If a user </text:span><text:span text:style-name="T4">then</text:span><text:span text:style-name="T2"> changes their name </text:span><text:span text:style-name="T4">again</text:span><text:span text:style-name="T2">, it will not allow them to upload as the unique ID's will be the same, this cannot be changed unless a new user account is set up. (</text:span><text:span text:style-name="T4">There will only be 1 unique ID sitting on the machien at all times!</text:span><text:span text:style-name="T2">) </text:span></text:p>
      <text:p text:style-name="P10"><text:span text:style-name="T3">Multiple Upload on Same account, Same exp, but different name (Not possible, explain): </text:span></text:p>
      <text:p text:style-name="P5"><text:span text:style-name="T2">As mentioned previously, the site will do a check on your name to check if it exists on the database, if it does, an error will be thrown, and the user will be asked to change their name in-game. They can then upload again with hopes that the name does not exist. Names will have a character limit of 4-10, with </text:span><text:span text:style-name="T4">no special characters</text:span><text:span text:style-name="T2">.</text:span></text:p>
      <text:p text:style-name="P5"><text:span text:style-name="T2"/></text:p>
      <text:p text:style-name="P7"><text:span text:style-name="T2"/></text:p>
      <text:p text:style-name="P11"><text:span text:style-name="T2">General Log in system</text:span></text:p>
      <text:list xml:id="list2135209400351379658" text:style-name="L1">
        <text:list-item>
          <text:p text:style-name="P6"><text:span text:style-name="T2">User runs .exe for the first time, this prompts “First time set-up” phase</text:span></text:p>
        </text:list-item>
        <text:list-item>
          <text:p text:style-name="P8"><text:span text:style-name="T2">.exe will set up general folders/check if the User_Data file is empty, if it is, the .exe will generate and override existing unique ID. .exe will then ask for username, and set up user profile. Username will be encrypted and stored locally. Application will then close, user prompted to run again.</text:span></text:p>
        </text:list-item>
        <text:list-item>
          <text:p text:style-name="P6"><text:span text:style-name="T2">User opens .exe again</text:span></text:p>
        </text:list-item>
        <text:list-item>
          <text:p text:style-name="P2"><text:span text:style-name="T2">.exe will find and check User_Data, read encrypted file, and ask the user for their username, if correct LOAD MENU. (Note: This will be a perfect test for encryption testing!) </text:span></text:p>
        </text:list-item>
      </text:list>
      <text:p text:style-name="P1"><text:span text:style-name="T2">---------------------------------------------------------------------------------------------------------------------</text:span></text:p>
      <text:list xml:id="list34654490" text:continue-numbering="true" text:style-name="L1">
        <text:list-header>
          <text:p text:style-name="P8"><text:span text:style-name="T2">1.. <text:s/></text:span><text:span text:style-name="T8">If user logs in and does not gain any exp, but performs a “Save” we should be able to encrypt the 0's and store them locally</text:span></text:p>
        </text:list-header>
        <text:list-item>
          <text:p text:style-name="P8"><text:span text:style-name="T2">(If the customer has been playing for a while) If the folder is not empty, .exe will ask for users name, and check that this is correct with the existing encrypted name, if no match, throw error. If it matches, LOAD MENU. </text:span></text:p>
        </text:list-item>
        <text:list-item>
          <text:p text:style-name="P6"><text:span text:style-name="T2">User hits “Play”</text:span></text:p>
        </text:list-item>
        <text:list-item>
          <text:p text:style-name="P8"><text:span text:style-name="T2">Decrypt all exp and display to user. </text:span></text:p>
        </text:list-item>
        <text:list-item>
          <text:p text:style-name="P6"><text:span text:style-name="T2">User hits “Save”</text:span></text:p>
        </text:list-item>
        <text:list-item>
          <text:p text:style-name="P8"><text:span text:style-name="T2">.exe will gather all current exp, encrpt it, and REPLACE IT inside current .txt files. User can continue to play if they wish. </text:span></text:p>
        </text:list-item>
      </text:list>
      <text:p text:style-name="P11"><text:span text:style-name="T2"/></text:p>
      <text:p text:style-name="P3"><text:span text:style-name="T3">Additional Notes and changes</text:span></text:p>
      <text:p text:style-name="P3"><text:span text:style-name="T2">Make “Tutorial” an option in main menu, this means change script slightly </text:span></text:p>
      <text:p text:style-name="P3"><text:span text:style-name="T2">Encrypt name, name change in-game ONLY. Name must be 6 to 10 characters</text:span></text:p>
      <text:p text:style-name="P3"><text:span text:style-name="T2">Make “Push Help” an option in main menu </text:span></text:p>
      <text:p text:style-name="P3"><text:span text:style-name="T2">Encrypt ID </text:span></text:p>
      <text:p text:style-name="P3"><text:span text:style-name="T3">Text-O-Matic</text:span></text:p>
      <text:p text:style-name="P3"><text:span text:style-name="T2">(Beginning)</text:span></text:p>
      <text:p text:style-name="P4"/>
      <text:p text:style-name="P3"><text:span text:style-name="T2">1 10101101 1011 1010</text:span></text:p>
      <text:p text:style-name="P3"><text:span text:style-name="T2">(Angus is typing…)</text:span></text:p>
      <text:p text:style-name="P3"><text:span text:style-name="T2">*Binary flahes to Title*</text:span></text:p>
      <text:p text:style-name="P4"/>
      <text:list xml:id="list3023318594761846501" text:style-name="WWNum3">
        <text:list-item>
          <text:p text:style-name="P13"><text:span text:style-name="T2">Title in the middle </text:span></text:p>
        </text:list-item>
        <text:list-item>
          <text:p text:style-name="P13"><text:span text:style-name="T2">Title goes up word by word (right to left)</text:span></text:p>
        </text:list-item>
        <text:list-item>
          <text:p text:style-name="P13"><text:span text:style-name="T2">Title comes back down (right to left)</text:span></text:p>
        </text:list-item>
        <text:list-item>
          <text:p text:style-name="P13"><text:span text:style-name="T2">Title goes up and down (left to right)</text:span></text:p>
        </text:list-item>
        <text:list-item>
          <text:p text:style-name="P13"><text:span text:style-name="T2">Title comes up (left to right)</text:span></text:p>
        </text:list-item>
        <text:list-item>
          <text:p text:style-name="P13"><text:span text:style-name="T3">Loop</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2-11T14:42:16.30</dc:date>
    <dc:creator>Blake Montaque</dc:creator>
    <meta:generator>OpenOffice/4.1.5$Win32 OpenOffice.org_project/415m1$Build-9789</meta:generator>
    <meta:editing-duration>PT5H4M17S</meta:editing-duration>
    <meta:editing-cycles>2</meta:editing-cycles>
    <meta:document-statistic meta:table-count="0" meta:image-count="0" meta:object-count="0" meta:page-count="5" meta:paragraph-count="58" meta:word-count="1032" meta:character-count="5720"/>
  </office:meta>
</office:document-meta>
</file>